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a65d" draw:fill-color="#bce4e5" draw:textarea-horizontal-align="justify" draw:textarea-vertical-align="middle" draw:auto-grow-height="false" fo:min-height="1.783cm" fo:min-width="12.2cm" draw:shadow="visible" draw:shadow-color="#006c3b" draw:shadow-opacity="26%"/>
    </style:style>
    <style:style style:name="gr2" style:family="graphic" style:parent-style-name="standard">
      <style:graphic-properties svg:stroke-color="#00a65d" draw:fill-color="#bce4e5" draw:textarea-horizontal-align="justify" draw:textarea-vertical-align="middle" draw:auto-grow-height="false" fo:min-height="12.45cm" fo:min-width="2.294cm" draw:shadow="visible" draw:shadow-color="#006c3b" draw:shadow-opacity="26%"/>
    </style:style>
    <style:style style:name="gr3" style:family="graphic" style:parent-style-name="standard">
      <style:graphic-properties svg:stroke-color="#00a65d" draw:fill-color="#bce4e5" draw:textarea-horizontal-align="justify" draw:textarea-vertical-align="middle" draw:auto-grow-height="false" fo:min-height="1.274cm" fo:min-width="22.36cm" draw:shadow="visible" draw:shadow-color="#006c3b" draw:shadow-opacity="26%"/>
    </style:style>
    <style:style style:name="gr4" style:family="graphic" style:parent-style-name="standard">
      <style:graphic-properties svg:stroke-color="#00a65d" draw:fill-color="#bce4e5" draw:textarea-horizontal-align="justify" draw:textarea-vertical-align="middle" draw:auto-grow-height="false" fo:min-height="1.274cm" fo:min-width="16.01cm" draw:shadow="visible" draw:shadow-color="#006c3b" draw:shadow-opacity="26%"/>
    </style:style>
    <style:style style:name="gr5" style:family="graphic" style:parent-style-name="standard">
      <style:graphic-properties svg:stroke-color="#00a65d" draw:fill-color="#bce4e5" draw:textarea-horizontal-align="justify" draw:textarea-vertical-align="middle" draw:auto-grow-height="false" fo:min-height="1.274cm" fo:min-width="4.58cm" draw:shadow="visible" draw:shadow-color="#006c3b" draw:shadow-opacity="26%"/>
    </style:style>
    <style:style style:name="gr6" style:family="graphic" style:parent-style-name="standard">
      <style:graphic-properties svg:stroke-color="#00a65d" draw:fill-color="#bce4e5" draw:textarea-horizontal-align="justify" draw:textarea-vertical-align="middle" draw:auto-grow-height="false" fo:min-height="3.052cm" fo:min-width="17.28cm" draw:shadow="visible" draw:shadow-color="#006c3b" draw:shadow-opacity="26%"/>
    </style:style>
    <style:style style:name="gr7" style:family="graphic" style:parent-style-name="standard">
      <style:graphic-properties svg:stroke-color="#00a65d" draw:fill-color="#f58220" draw:textarea-horizontal-align="justify" draw:textarea-vertical-align="middle" draw:auto-grow-height="false" fo:min-height="0.512cm" fo:min-width="16.772cm" draw:shadow="hidden" draw:shadow-color="#006c3b" draw:shadow-opacity="26%"/>
    </style:style>
    <style:style style:name="gr8" style:family="graphic" style:parent-style-name="standard">
      <style:graphic-properties svg:stroke-color="#00a65d" draw:fill-color="#bce4e5" draw:textarea-horizontal-align="justify" draw:textarea-vertical-align="middle" draw:auto-grow-height="false" fo:min-height="2.036cm" fo:min-width="7.882cm" draw:shadow="visible" draw:shadow-color="#006c3b" draw:shadow-opacity="26%"/>
    </style:style>
    <style:style style:name="gr9" style:family="graphic" style:parent-style-name="standard">
      <style:graphic-properties draw:fill-color="#add58a" draw:textarea-horizontal-align="justify" draw:textarea-vertical-align="middle" draw:auto-grow-height="false" fo:min-height="0.117cm" fo:min-width="21.636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fo:min-height="0.896cm"/>
    </style:style>
    <style:style style:name="pr2" style:family="presentation" style:parent-style-name="Default-subtitle">
      <style:graphic-properties draw:fill-color="#ffffff" fo:min-height="12.44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bce4e5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bce4e5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color="#111111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58220"/>
      <style:paragraph-properties fo:text-align="center"/>
      <style:text-properties fo:color="#111111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bce4e5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d58a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0.896cm" svg:x="1.4cm" svg:y="0.628cm" presentation:class="title" presentation:user-transformed="true">
          <draw:text-box>
            <text:p text:style-name="P1"><text:span text:style-name="T1">Questionnaire V4. Dernière ligne droite et phase de tests.</text:span></text:p>
          </draw:text-box>
        </draw:frame>
        <draw:frame presentation:style-name="pr2" draw:text-style-name="P2" draw:layer="layout" svg:width="25.199cm" svg:height="12.446cm" svg:x="1.4cm" svg:y="1.778cm" presentation:class="subtitle" presentation:placeholder="true" presentation:user-transformed="true">
          <draw:text-box/>
        </draw:frame>
        <draw:custom-shape draw:style-name="gr1" draw:text-style-name="P4" draw:layer="layout" svg:width="12.7cm" svg:height="2.033cm" draw:transform="skewX (0.000523598775598299) rotate (1.57149445849569) translate (24.139cm 14.478cm)">
          <text:p text:style-name="P3">Phase Terrain,Céline. Le l<text:span text:style-name="T2">undi</text:span> <text:span text:style-name="T3">22/06/200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794cm" svg:height="12.7cm" draw:transform="skewX (-0.00244346095279206) translate (1.494cm 1.778cm)">
          <text:p text:style-name="P3">Ce jour,</text:p>
          <text:p text:style-name="P3"><text:span text:style-name="T4">Le 11/06/200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2.86cm" svg:height="1.524cm" svg:x="1.016cm" svg:y="2.286cm">
          <text:p text:style-name="P3">Développement du questionnaire v4 : Thomas.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6.51cm" svg:height="1.524cm" svg:x="7.366cm" svg:y="4.572cm">
          <text:p text:style-name="P3"><text:span text:style-name="T5">setup BDD &gt;&gt; </text:span>Lundi 15 au 19 juin. 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1.524cm" svg:x="19.304cm" svg:y="3.302cm">
          <text:p text:style-name="P5"><text:span text:style-name="T4">Fin des développements v4</text:span></text:p>
          <text:p text:style-name="P5"><text:span text:style-name="T4"><text:s/></text:span><text:span text:style-name="T4">le dimanche 21 juin 202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7.78cm" svg:height="3.302cm" svg:x="6.096cm" svg:y="6.858cm">
          <text:p text:style-name="P3"><text:span text:style-name="T6">Tests questionnaire v4, page par page.</text:span></text:p>
          <text:p text:style-name="P3"><text:span text:style-name="T6">Démarrage le vendredi 12 juin sur Framavox.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7.272cm" svg:height="0.762cm" svg:x="6.35cm" svg:y="9.198cm">
          <text:p text:style-name="P7"><text:span text:style-name="T7">Provoquer une réunion si nécessaire pour faire avancer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8.382cm" svg:height="2.286cm" svg:x="15.494cm" svg:y="12.192cm">
          <text:p text:style-name="P9"><text:span text:style-name="T7">Vendredi 19 juin.</text:span></text:p>
          <text:p text:style-name="P9"><text:span text:style-name="T7">Après-midi tests avec les producteurs </text:span></text:p>
          <text:p text:style-name="P9"><text:span text:style-name="T7">et prise en charge si oublis critiques. 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2.352cm" svg:height="3.302cm" svg:x="2.286cm" svg:y="9.652cm">
          <text:p text:style-name="P3">Démarrage Questionnaire v4, le 22 juin.</text:p>
          <draw:enhanced-geometry svg:viewBox="0 0 21600 21600" draw:text-areas="0 ?f0 ?f5 ?f2" draw:type="right-arrow" draw:modifiers="19301.1407864716 6415.258855585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18:26:45.165510995</meta:creation-date>
    <dc:date>2020-06-11T18:50:29.474615156</dc:date>
    <meta:editing-duration>PT23M43S</meta:editing-duration>
    <meta:editing-cycles>5</meta:editing-cycles>
    <meta:generator>LibreOffice/6.0.7.3$Linux_X86_64 LibreOffice_project/00m0$Build-3</meta:generator>
    <meta:document-statistic meta:object-count="34"/>
  </office:meta>
</office:document-meta>
</file>